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When you specify a type in a declaration, check whether the accessibility level of the type is dependent on the accessibility level of a member or of another type. For example, the direct base class must be at least as accessible as the derived class. The following declarations cause a compiler error because the base class BaseClass is less accessible than MyClass:</text:span></text:p>
      <text:p text:style-name="P1"><text:span text:style-name="T1"/></text:p>
      <text:p text:style-name="P1"><text:span text:style-name="T1">TABLE </text:span></text:p>
      <text:p text:style-name="P1"><text:span text:style-name="T1">Context<text:tab/><text:tab/>Remarks</text:span></text:p>
      <text:p text:style-name="P1"><text:span text:style-name="T1">______________________________________________________________________________</text:span></text:p>
      <text:p text:style-name="P1"><text:span text:style-name="T1">Classes<text:tab/><text:tab/>The direct base class of a class type must be at least as accessible as the class <text:tab/><text:tab/><text:tab/>type itself.</text:span></text:p>
      <text:p text:style-name="P1"><text:span text:style-name="T1">Interfaces<text:tab/>The explicit base interfaces of an interface type must be at least as accessible as <text:tab/><text:tab/><text:tab/>the interface type itself.</text:span></text:p>
      <text:p text:style-name="P1"><text:span text:style-name="T1">Delegates<text:tab/>The return type and parameter types of a delegate type must be at least as <text:tab/><text:tab/><text:tab/>accessible as the delegate type itself.</text:span></text:p>
      <text:p text:style-name="P1"><text:span text:style-name="T1">Constants<text:tab/>The type of a constant must be at least as accessible as the constant itself.</text:span></text:p>
      <text:p text:style-name="P1"><text:span text:style-name="T1">Fields<text:tab/><text:tab/>The type of a field must be at least as accessible as the field itself.</text:span></text:p>
      <text:p text:style-name="P1"><text:span text:style-name="T1">Methods<text:tab/>The return type and parameter types of a method must be at least as accessible <text:tab/><text:tab/><text:tab/>as the method itself.</text:span></text:p>
      <text:p text:style-name="P1"><text:span text:style-name="T1">Properties<text:tab/>The type of a property must be at least as accessible as the property itself.</text:span></text:p>
      <text:p text:style-name="P1"><text:span text:style-name="T1">Events<text:tab/><text:tab/>The type of an event must be at least as accessible as the event itself.</text:span></text:p>
      <text:p text:style-name="P1"><text:span text:style-name="T1">Indexers<text:tab/>The type and parameter types of an indexer must be at least as accessible as the <text:tab/><text:tab/>indexer itself.</text:span></text:p>
      <text:p text:style-name="P1"><text:span text:style-name="T1">Operators<text:tab/>The return type and parameter types of an operator must be at least as <text:tab/><text:tab/><text:tab/><text:tab/>accessible as the operator itself.</text:span></text:p>
      <text:p text:style-name="P1"><text:span text:style-name="T1">Constructors<text:tab/>The parameter types of a constructor must be at least as accessible as the <text:tab/><text:tab/><text:tab/>constructor itself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